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63127640" text:style-name="L1">
        <text:list-item>
          <text:p text:style-name="P1"><text:span text:style-name="T1">Faire tomber l'oiseau :</text:span> </text:p>
          <text:list>
            <text:list-item>
              <text:p text:style-name="P1">Gravité : @y += @gravity</text:p>
            </text:list-item>
            <text:list-item>
              <text:p text:style-name="P1">Le faire piquer du bec : </text:p>
              <text:list>
                <text:list-item>
                  <text:p text:style-name="P1">@angle += 2</text:p>
                </text:list-item>
                <text:list-item>
                  <text:p text:style-name="P1">@angle = [@angle,90].min</text:p>
                </text:list-item>
              </text:list>
            </text:list-item>
            <text:list-item>
              <text:p text:style-name="P1">Améliorer :</text:p>
              <text:list>
                <text:list-item>
                  <text:p text:style-name="P1">La réelle équation de chute : entre t et t+1 il y a une accélération de g (chute non linéaire). A = gOM(t+1) – OM(t) = v * t </text:p>
                </text:list-item>
                <text:list-item>
                  <text:p text:style-name="P1">Cela peut aussi être modélisé en </text:p>
                </text:list-item>
              </text:list>
            </text:list-item>
          </text:list>
        </text:list-item>
        <text:list-item>
          <text:p text:style-name="P2">Le faire remonter en pressant espace</text:p>
          <text:list>
            <text:list-item>
              <text:p text:style-name="P1">Gravité : <text:s text:c="2"/>if @window.button_down?(Gosu::KbSpace) then <text:s/>@y -= @gravity + 20</text:p>
            </text:list-item>
            <text:list-item>
              <text:p text:style-name="P1">Lui remonter son nez :</text:p>
              <text:list>
                <text:list-item>
                  <text:p text:style-name="P1">@angle -= 10</text:p>
                </text:list-item>
                <text:list-item>
                  <text:p text:style-name="P1">@angle = [@angle, -90].max</text:p>
                </text:list-item>
              </text:list>
            </text:list-item>
          </text:list>
        </text:list-item>
        <text:list-item>
          <text:p text:style-name="P2">Ne commencer le jeu (oiseau tombe) qu'après première action</text:p>
          <text:list>
            <text:list-item>
              <text:p text:style-name="P4">Game.rb : @start = false dans la méthode initialize</text:p>
            </text:list-item>
            <text:list-item>
              <text:p text:style-name="P4">Et on rajoute à la méthode update : </text:p>
              <text:list>
                <text:list-item>
                  <text:p text:style-name="P4">if @start</text:p>
                </text:list-item>
                <text:list-item>
                  <text:p text:style-name="P4"><text:s text:c="6"/>@bird.update</text:p>
                </text:list-item>
                <text:list-item>
                  <text:p text:style-name="P4">else</text:p>
                </text:list-item>
                <text:list-item>
                  <text:p text:style-name="P4"><text:s text:c="6"/>@start = true if self.button_down?(Gosu::KbSpace)Gosu::KbSpace)</text:p>
                </text:list-item>
                <text:list-item>
                  <text:p text:style-name="P4">end</text:p>
                </text:list-item>
              </text:list>
            </text:list-item>
            <text:list-item>
              <text:p text:style-name="P4"/>
            </text:list-item>
          </text:list>
        </text:list-item>
        <text:list-item>
          <text:p text:style-name="P2">Le faire mourir s'il touche le sol</text:p>
          <text:list>
            <text:list-item>
              <text:p text:style-name="P4">Variable d'instance @dead = false dans initialize de bird.rb</text:p>
            </text:list-item>
            <text:list-item>
              <text:p text:style-name="P4">Méthode pour voir si mort : </text:p>
              <text:list>
                <text:list-item>
                  <text:p text:style-name="P4"><text:s/>def dead_if_touch_ground</text:p>
                </text:list-item>
                <text:list-item>
                  <text:p text:style-name="P4"><text:s text:c="4"/>if @y &gt;= 600</text:p>
                </text:list-item>
                <text:list-item>
                  <text:p text:style-name="P4"><text:s text:c="6"/>@dead = true</text:p>
                </text:list-item>
                <text:list-item>
                  <text:p text:style-name="P4"><text:s text:c="4"/>end</text:p>
                </text:list-item>
                <text:list-item>
                  <text:p text:style-name="P4"><text:s text:c="2"/>end</text:p>
                </text:list-item>
              </text:list>
            </text:list-item>
            <text:list-item>
              <text:p text:style-name="P4">S'il est mort, le laisser au sol :</text:p>
              <text:list>
                <text:list-item>
                  <text:p text:style-name="P4">def update</text:p>
                </text:list-item>
                <text:list-item>
                  <text:p text:style-name="P4"><text:s text:c="4"/>dead_if_touch_ground</text:p>
                </text:list-item>
                <text:list-item>
                  <text:p text:style-name="P4"><text:s text:c="4"/>if @dead</text:p>
                </text:list-item>
                <text:list-item>
                  <text:p text:style-name="P4"><text:s text:c="6"/>@y = 600</text:p>
                </text:list-item>
                <text:list-item>
                  <text:p text:style-name="P4"><text:s text:c="4"/>else [...] </text:p>
                </text:list-item>
              </text:list>
            </text:list-item>
          </text:list>
        </text:list-item>
        <text:list-item>
          <text:p text:style-name="P2">Faire recommencer le jeu s'il meurt</text:p>
          <text:list>
            <text:list-item>
              <text:p text:style-name="P4">Il faut créer deux fonctions reset : dans Game pour remettre un nouvel oiseau en jeu et dans Bird pour repositionner @y non égal à 600 :</text:p>
            </text:list-item>
            <text:list-item>
              <text:p text:style-name="P4"><text:s/>Game.rb :</text:p>
              <text:list>
                <text:list-item>
                  <text:p text:style-name="P2">def reset</text:p>
                </text:list-item>
                <text:list-item>
                  <text:p text:style-name="P2"><text:s text:c="4"/>@bird = Bird.new(self)</text:p>
                </text:list-item>
                <text:list-item>
                  <text:p text:style-name="P2"><text:s text:c="2"/>end</text:p>
                </text:list-item>
                <text:list-item>
                  <text:p text:style-name="P4">.</text:p>
                </text:list-item>
                <text:list-item>
                  <text:p text:style-name="P4">def update</text:p>
                </text:list-item>
                <text:list-item>
                  <text:p text:style-name="P4"><text:s text:c="2"/>if @start</text:p>
                </text:list-item>
                <text:list-item>
                  <text:p text:style-name="P4"><text:s text:c="6"/>i<text:span text:style-name="T1">f @bird.dead == true</text:span></text:p>
                </text:list-item>
                <text:list-item>
                  <text:p text:style-name="P2"><text:soft-page-break/><text:s text:c="8"/>@start = false</text:p>
                </text:list-item>
                <text:list-item>
                  <text:p text:style-name="P4"><text:s text:c="6"/>else […]</text:p>
                </text:list-item>
                <text:list-item>
                  <text:p text:style-name="P4"><text:s text:c="2"/>else</text:p>
                </text:list-item>
                <text:list-item>
                  <text:p text:style-name="P4"><text:s text:c="5"/>@start = true, <text:span text:style-name="T1">reset </text:span>if self.button_down?(Gosu::KbSpace)</text:p>
                </text:list-item>
              </text:list>
            </text:list-item>
            <text:list-item>
              <text:p text:style-name="P4">Bird.rb :</text:p>
              <text:list>
                <text:list-item>
                  <text:p text:style-name="P4">def initialize(window)</text:p>
                </text:list-item>
                <text:list-item>
                  <text:p text:style-name="P4"><text:s text:c="4"/>[...]</text:p>
                </text:list-item>
                <text:list-item>
                  <text:p text:style-name="P2"><text:s text:c="4"/>reset</text:p>
                </text:list-item>
                <text:list-item>
                  <text:p text:style-name="P4"><text:span text:style-name="T1"><text:s text:c="2"/></text:span>end</text:p>
                </text:list-item>
                <text:list-item>
                  <text:p text:style-name="P2"/>
                </text:list-item>
                <text:list-item>
                  <text:p text:style-name="P2"><text:s text:c="2"/>def reset</text:p>
                </text:list-item>
                <text:list-item>
                  <text:p text:style-name="P2"><text:s text:c="4"/>@x = 320</text:p>
                </text:list-item>
                <text:list-item>
                  <text:p text:style-name="P2"><text:s text:c="4"/>@y = 240</text:p>
                </text:list-item>
                <text:list-item>
                  <text:p text:style-name="P2"><text:s text:c="4"/>@angle = 0</text:p>
                </text:list-item>
                <text:list-item>
                  <text:p text:style-name="P2"><text:s text:c="2"/>end</text:p>
                </text:list-item>
              </text:list>
            </text:list-item>
          </text:list>
        </text:list-item>
        <text:list-item>
          <text:p text:style-name="P4">Pas mal ! Il manque les tubes maintenant :-) Nous allons les faire défiler de la droite vers la gauche. Pour l'instant notre Bird passera au travers:-)</text:p>
          <text:list>
            <text:list-item>
              <text:p text:style-name="P4">Classe Wall:elle crée un wall up or down, et le fait défiler de la droite vers la gauche (vous savez faire ça : c'est comme si notre tube était un oiseau et que la gravité était latérale:)tout comme si l'image de notre oiseau était un tube, et qu'au lieu d'osciller verticalement il se déplace horizontalement </text:p>
            </text:list-item>
            <text:list-item>
              <text:p text:style-name="P2"/>
            </text:list-item>
            <text:list-item>
              <text:p text:style-name="P2">dzd</text:p>
            </text:list-item>
          </text:list>
        </text:list-item>
        <text:list-item>
          <text:p text:style-name="P2">A présent ajoutons les collisions avec les obstacles</text:p>
          <text:list>
            <text:list-item>
              <text:p text:style-name="P4"><text:s/>def collision?(other)</text:p>
            </text:list-item>
            <text:list-item>
              <text:p text:style-name="P4"><text:s text:c="4"/>@y + @player_image.height/2 &gt; other.y &amp;&amp;</text:p>
            </text:list-item>
            <text:list-item>
              <text:p text:style-name="P4"><text:s text:c="4"/>@y - @player_image.height/2 &lt; other.y + other.height &amp;&amp;</text:p>
            </text:list-item>
            <text:list-item>
              <text:p text:style-name="P4"><text:s text:c="4"/>@x + @player_image.width/2 <text:s/>&gt; other.x &amp;&amp;</text:p>
            </text:list-item>
            <text:list-item>
              <text:p text:style-name="P4"><text:s text:c="4"/>@x - @player_image.width/2 <text:s/>&lt; other.x + other.width</text:p>
            </text:list-item>
            <text:list-item>
              <text:p text:style-name="P4"><text:s text:c="2"/>end</text:p>
            </text:list-item>
            <text:list-item>
              <text:p text:style-name="P4">Avec les méthodes height et width dans Wall.rb :</text:p>
            </text:list-item>
            <text:list-item>
              <text:p text:style-name="P4">def height</text:p>
            </text:list-item>
            <text:list-item>
              <text:p text:style-name="P4"><text:s text:c="4"/>@wall_image.height</text:p>
            </text:list-item>
            <text:list-item>
              <text:p text:style-name="P4"><text:s text:c="2"/>end</text:p>
            </text:list-item>
            <text:list-item>
              <text:p text:style-name="P4"/>
            </text:list-item>
            <text:list-item>
              <text:p text:style-name="P4"><text:s text:c="2"/>def width</text:p>
            </text:list-item>
            <text:list-item>
              <text:p text:style-name="P4"><text:s text:c="4"/>@wall_image.width</text:p>
            </text:list-item>
            <text:list-item>
              <text:p text:style-name="P4"><text:s text:c="2"/>end</text:p>
            </text:list-item>
            <text:list-item>
              <text:p text:style-name="P4">Et dans game.rb :</text:p>
            </text:list-item>
            <text:list-item>
              <text:p text:style-name="P4"><text:s/>def update</text:p>
            </text:list-item>
            <text:list-item>
              <text:p text:style-name="P4"><text:s text:c="4"/>if @start</text:p>
            </text:list-item>
            <text:list-item>
              <text:p text:style-name="P4"><text:s text:c="6"/>if @bird.dead == true || @bird.collision? @wall</text:p>
            </text:list-item>
            <text:list-item>
              <text:p text:style-name="P4"><text:s text:c="8"/>@start = false</text:p>
            </text:list-item>
          </text:list>
        </text:list-item>
      </text:list>
      <text:p text:style-name="P3">To Do : faites tomber l'oiseau au sol après une collision: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1T23:38:52</meta:creation-date>
    <dc:date>2014-04-23T09:36:07</dc:date>
    <meta:editing-duration>PT10H14M16S</meta:editing-duration>
    <meta:editing-cycles>41</meta:editing-cycles>
    <meta:generator>LibreOffice/3.5$Linux_X86_64 LibreOffice_project/350m1$Build-2</meta:generator>
    <meta:document-statistic meta:table-count="0" meta:image-count="0" meta:object-count="0" meta:page-count="2" meta:paragraph-count="82" meta:word-count="502" meta:character-count="2604" meta:non-whitespace-character-count="2091"/>
  </office:meta>
</office:document-meta>
</file>